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Royter sharunakutyun.</text:p>
      <text:p text:style-name="Normal"/>
      <text:p text:style-name="Normal">Router@ himnakanum irakanacnum e, canceri makardakneri popoxman proces@, ayspes asvac havasaracnum e canceri makardak@ vor erku mek@ myusic tarbervox cancer hasaneliutyun unenan mek@ myusin,</text:p>
      <text:p text:style-name="Normal"/>
      <text:p text:style-name="Normal">Orinak. Erb menq unenq mek 24 bitanoc canc ev mek 16 bitanoc canc, ays erku canceri havaserutyun@ harkavor e kazmakerpel Routing (marshrutizaciya).</text:p>
      <text:p text:style-name="Normal"/>
      <text:p text:style-name="Normal">Routing@ karoxe apahovel aparatayin ev cragrayin masov,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Noto Serif Armeni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gineer ‎</meta:initial-creator>
    <dc:creator>Engineer ‎</dc:creator>
    <meta:creation-date>2024-03-22T06:57:00Z</meta:creation-date>
    <dc:date>2024-03-22T07:16:00Z</dc:date>
    <meta:template xlink:href="Normal.dotm" xlink:type="simple"/>
    <meta:editing-cycles>1</meta:editing-cycles>
    <meta:editing-duration>PT1140S</meta:editing-duration>
    <meta:document-statistic meta:page-count="1" meta:paragraph-count="1" meta:word-count="62" meta:character-count="420" meta:row-count="2" meta:non-whitespace-character-count="359"/>
  </office:meta>
</office:document-meta>
</file>